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5cm"/>
      <style:paragraph-properties style:writing-mode="lr-tb"/>
    </style:style>
    <style:style style:name="pr2" style:family="presentation" style:parent-style-name="BrightBlue-outline1">
      <style:graphic-properties fo:min-height="9.501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5cm" svg:x="1.4cm" svg:y="0.75cm" presentation:class="title" presentation:user-transformed="true">
          <draw:text-box>
            <text:p>JĘZYK PL/PL</text:p>
          </draw:text-box>
        </draw:frame>
        <draw:frame presentation:style-name="pr2" draw:layer="layout" svg:width="25cm" svg:height="9.5cm" svg:x="1.5cm" svg:y="4cm" presentation:class="outline" presentation:user-transformed="true">
          <draw:text-box>
            <text:list text:style-name="L2">
              <text:list-item>
                <text:p>Język ogólnego przeznaczenia</text:p>
              </text:list-item>
              <text:list-item>
                <text:p>Imperatywny</text:p>
              </text:list-item>
              <text:list-item>
                <text:p>Kompilowany do kodu bajtowego JVM lub asemblera x86</text:p>
              </text:list-item>
              <text:list-item>
                <text:p>asembler pod linuksem: zaletą przerwania systemowe i linkowanie do glib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Podstawowa składnia</text:p>
          </draw:text-box>
        </draw:frame>
        <draw:frame presentation:style-name="pr2" draw:layer="layout" svg:width="25cm" svg:height="10.5cm" svg:x="1.5cm" svg:y="4cm" presentation:class="outline" presentation:user-transformed="true">
          <draw:text-box>
            <text:list text:style-name="L2">
              <text:list-item>
                <text:p>Typy atomowe:</text:p>
                <text:list>
                  <text:list-item>
                    <text:p>całk / int (32 bity)</text:p>
                  </text:list-item>
                  <text:list-item>
                    <text:p>znak / char (bajt)</text:p>
                  </text:list-item>
                  <text:list-item>
                    <text:p>rzeczyw / double</text:p>
                    <text:p>przekazywane przez wartość</text:p>
                  </text:list-item>
                </text:list>
              </text:list-item>
              <text:list-item>
                <text:p>Tablice</text:p>
                <text:list>
                  <text:list-item>
                    <text:p>deklaracja: całk tab[7];</text:p>
                  </text:list-item>
                  <text:list-item>
                    <text:p>być może sprawdzanie indeksów przy każdym uzyciu operatora [], #tab – długość?</text:p>
                  </text:list-item>
                </text:list>
              </text:list-item>
              <text:list-item>
                <text:p>Brak wskaźników: tab to referencja f(tab) – przekazanie referencji do funkcji</text:p>
              </text:list-item>
              <text:list-item>
                <text:p>Teoretyczna możliwośc rozszerzenia obiekty – tez przez referencj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Podstawowa składnia</text:p>
          </draw:text-box>
        </draw:frame>
        <draw:frame presentation:style-name="pr2" draw:layer="layout" svg:width="25cm" svg:height="9.5cm" svg:x="1.5cm" svg:y="4cm" presentation:class="outline">
          <draw:text-box>
            <text:list text:style-name="L2">
              <text:list-item>
                <text:p>Struktury sterowania:</text:p>
                <text:p>(jak w C…)</text:p>
                <text:list>
                  <text:list-item>
                    <text:p>gdy(&lt;wyrażenie&gt;){&lt;instrukcje&gt;} inaczej gdy(...){...}inaczej{…}</text:p>
                  </text:list-item>
                  <text:list-item>
                    <text:p>dopóki(&lt;wyrażenie&gt;){&lt;instrukcje&gt;}</text:p>
                  </text:list-item>
                </text:list>
              </text:list-item>
              <text:list-item>
                <text:p>Wyrażenia arytmetyczne:</text:p>
                <text:list>
                  <text:list-item>
                    <text:p>Zwyczajne infiksowe</text:p>
                    <text:p>w = (a+b)/c + a ^ 2 * x + b;</text:p>
                    <text:p>w = ?! % 100;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5cm" svg:x="1.4cm" svg:y="0.75cm" presentation:class="title" presentation:user-transformed="true">
          <draw:text-box>
            <text:p>Funkcje/procedury</text:p>
          </draw:text-box>
        </draw:frame>
        <draw:frame presentation:style-name="pr2" draw:layer="layout" svg:width="25cm" svg:height="12cm" svg:x="1.5cm" svg:y="4cm" presentation:class="outline" presentation:user-transformed="true">
          <draw:text-box>
            <text:list text:style-name="L2">
              <text:list-item>
                <text:p>Odkopanie archaicznego pomysłu wielu punktów wejściowych (entry points, ) do funkcji (z PL/I - ENTRY)</text:p>
                <text:p><text:span text:style-name="T1">procedura</text:span> -&gt; &lt;typ zwracany&gt;</text:p>
                <text:p>{</text:p>
                <text:list>
                  <text:list-header>
                    <text:p>int a,b;//deklaracje w jednym miejscu jeśli to upraszcza kompilator...</text:p>
                    <text:p><text:span text:style-name="T1">zacznij</text:span> nazwa_wejścia(a);</text:p>
                    <text:p>b=0; //jakby parametry domyślne</text:p>
                    <text:p><text:span text:style-name="T1">zacznij</text:span> nazwa_wejścia(a,b);</text:p>
                    <text:p><text:span text:style-name="T1">zacznij</text:span> inna_nazwa(b,a);</text:p>
                    <text:p><text:span text:style-name="T1">zwróć</text:span>(b+a);</text:p>
                  </text:list-header>
                </text:list>
                <text:p>}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9T12:41:25.447000000</meta:creation-date>
    <meta:editing-duration>PT27M39S</meta:editing-duration>
    <meta:editing-cycles>6</meta:editing-cycles>
    <meta:generator>LibreOffice/7.1.0.3$Windows_X86_64 LibreOffice_project/f6099ecf3d29644b5008cc8f48f42f4a40986e4c</meta:generator>
    <dc:title>Bright Blue</dc:title>
    <dc:date>2022-03-09T13:34:11.075000000</dc:date>
    <meta:document-statistic meta:object-count="38"/>
  </office:meta>
</office:document-meta>
</file>